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fb57"/>
    </style:style>
    <style:style style:name="P2" style:family="paragraph" style:parent-style-name="Standard">
      <style:paragraph-properties fo:text-align="justify" style:justify-single-word="false"/>
      <style:text-properties officeooo:paragraph-rsid="0026abc2"/>
    </style:style>
    <style:style style:name="P3" style:family="paragraph" style:parent-style-name="Standard">
      <style:paragraph-properties fo:text-align="justify" style:justify-single-word="false"/>
      <style:text-properties officeooo:paragraph-rsid="00286542"/>
    </style:style>
    <style:style style:name="P4" style:family="paragraph" style:parent-style-name="Standard">
      <style:paragraph-properties fo:text-align="justify" style:justify-single-word="false"/>
      <style:text-properties officeooo:paragraph-rsid="0029c018"/>
    </style:style>
    <style:style style:name="P5" style:family="paragraph" style:parent-style-name="Standard">
      <style:paragraph-properties fo:text-align="justify" style:justify-single-word="false"/>
      <style:text-properties officeooo:paragraph-rsid="002b4513"/>
    </style:style>
    <style:style style:name="P6" style:family="paragraph" style:parent-style-name="Standard">
      <style:paragraph-properties fo:text-align="justify" style:justify-single-word="false"/>
      <style:text-properties officeooo:paragraph-rsid="002be21b"/>
    </style:style>
    <style:style style:name="P7" style:family="paragraph" style:parent-style-name="Standard">
      <style:paragraph-properties fo:text-align="justify" style:justify-single-word="false"/>
      <style:text-properties officeooo:paragraph-rsid="002c1db3"/>
    </style:style>
    <style:style style:name="P8" style:family="paragraph" style:parent-style-name="Standard">
      <style:text-properties officeooo:rsid="001e47ec"/>
    </style:style>
    <style:style style:name="P9" style:family="paragraph" style:parent-style-name="Standard">
      <style:paragraph-properties fo:text-align="justify" style:justify-single-word="false"/>
      <style:text-properties officeooo:rsid="001e47ec" officeooo:paragraph-rsid="001e47ec"/>
    </style:style>
    <style:style style:name="P10" style:family="paragraph" style:parent-style-name="Standard">
      <style:paragraph-properties fo:text-align="justify" style:justify-single-word="false"/>
      <style:text-properties officeooo:rsid="0021fb57" officeooo:paragraph-rsid="0021b942"/>
    </style:style>
    <style:style style:name="P11" style:family="paragraph" style:parent-style-name="Standard">
      <style:paragraph-properties fo:text-align="justify" style:justify-single-word="false"/>
      <style:text-properties officeooo:rsid="0021fb57" officeooo:paragraph-rsid="0021fb57"/>
    </style:style>
    <style:style style:name="P12" style:family="paragraph" style:parent-style-name="Standard">
      <style:paragraph-properties fo:text-align="justify" style:justify-single-word="false"/>
      <style:text-properties officeooo:rsid="00286542" officeooo:paragraph-rsid="00286542"/>
    </style:style>
    <style:style style:name="P13" style:family="paragraph" style:parent-style-name="Standard">
      <style:paragraph-properties fo:text-align="justify" style:justify-single-word="false"/>
      <style:text-properties officeooo:rsid="0029c018" officeooo:paragraph-rsid="0029c018"/>
    </style:style>
    <style:style style:name="P14" style:family="paragraph" style:parent-style-name="Standard">
      <style:paragraph-properties fo:text-align="justify" style:justify-single-word="false"/>
      <style:text-properties officeooo:rsid="0029c018" officeooo:paragraph-rsid="00286542"/>
    </style:style>
    <style:style style:name="P15" style:family="paragraph" style:parent-style-name="Standard">
      <style:paragraph-properties fo:text-align="justify" style:justify-single-word="false"/>
      <style:text-properties officeooo:rsid="002b4513" officeooo:paragraph-rsid="002b4513"/>
    </style:style>
    <style:style style:name="P16" style:family="paragraph" style:parent-style-name="Standard">
      <style:paragraph-properties fo:text-align="justify" style:justify-single-word="false"/>
      <style:text-properties officeooo:rsid="002be21b" officeooo:paragraph-rsid="002b4513"/>
    </style:style>
    <style:style style:name="P17" style:family="paragraph" style:parent-style-name="Standard">
      <style:paragraph-properties fo:text-align="justify" style:justify-single-word="false"/>
      <style:text-properties officeooo:rsid="002be21b" officeooo:paragraph-rsid="002be21b"/>
    </style:style>
    <style:style style:name="P18" style:family="paragraph" style:parent-style-name="Standard">
      <style:paragraph-properties fo:text-align="justify" style:justify-single-word="false"/>
      <style:text-properties officeooo:rsid="002c1db3" officeooo:paragraph-rsid="002c1db3"/>
    </style:style>
    <style:style style:name="P19" style:family="paragraph" style:parent-style-name="Standard">
      <style:paragraph-properties fo:text-align="justify" style:justify-single-word="false"/>
      <style:text-properties officeooo:rsid="002d2329" officeooo:paragraph-rsid="002d2329"/>
    </style:style>
    <style:style style:name="P20" style:family="paragraph" style:parent-style-name="Standard">
      <style:paragraph-properties fo:text-align="justify" style:justify-single-word="false"/>
      <style:text-properties officeooo:rsid="002efc83" officeooo:paragraph-rsid="002efc83"/>
    </style:style>
    <style:style style:name="P21" style:family="paragraph" style:parent-style-name="Standard">
      <style:paragraph-properties fo:text-align="justify" style:justify-single-word="false"/>
      <style:text-properties officeooo:rsid="002efc83" officeooo:paragraph-rsid="002fd183"/>
    </style:style>
    <style:style style:name="P22" style:family="paragraph" style:parent-style-name="Standard">
      <style:paragraph-properties fo:text-align="justify" style:justify-single-word="false"/>
      <style:text-properties officeooo:rsid="002efc83" officeooo:paragraph-rsid="002fda8c"/>
    </style:style>
    <style:style style:name="P23" style:family="paragraph" style:parent-style-name="Standard">
      <style:paragraph-properties fo:text-align="justify" style:justify-single-word="false"/>
      <style:text-properties officeooo:rsid="002562f0" officeooo:paragraph-rsid="0021fb57"/>
    </style:style>
    <style:style style:name="T1" style:family="text">
      <style:text-properties officeooo:rsid="001e47ec"/>
    </style:style>
    <style:style style:name="T2" style:family="text">
      <style:text-properties officeooo:rsid="00203a8f"/>
    </style:style>
    <style:style style:name="T3" style:family="text">
      <style:text-properties officeooo:rsid="0021b942"/>
    </style:style>
    <style:style style:name="T4" style:family="text">
      <style:text-properties officeooo:rsid="0021fb57"/>
    </style:style>
    <style:style style:name="T5" style:family="text">
      <style:text-properties officeooo:rsid="002374bf"/>
    </style:style>
    <style:style style:name="T6" style:family="text">
      <style:text-properties officeooo:rsid="002562f0"/>
    </style:style>
    <style:style style:name="T7" style:family="text">
      <style:text-properties officeooo:rsid="0026abc2"/>
    </style:style>
    <style:style style:name="T8" style:family="text">
      <style:text-properties officeooo:rsid="00286542"/>
    </style:style>
    <style:style style:name="T9" style:family="text">
      <style:text-properties officeooo:rsid="0029c018"/>
    </style:style>
    <style:style style:name="T10" style:family="text">
      <style:text-properties officeooo:rsid="002b4513"/>
    </style:style>
    <style:style style:name="T11" style:family="text">
      <style:text-properties officeooo:rsid="002be21b"/>
    </style:style>
    <style:style style:name="T12" style:family="text">
      <style:text-properties officeooo:rsid="002c1db3"/>
    </style:style>
    <style:style style:name="T13" style:family="text">
      <style:text-properties officeooo:rsid="002d2329"/>
    </style:style>
    <style:style style:name="T14" style:family="text">
      <style:text-properties officeooo:rsid="002efc83"/>
    </style:style>
    <style:style style:name="T15" style:family="text">
      <style:text-properties officeooo:rsid="002fd183"/>
    </style:style>
    <style:style style:name="T16" style:family="text">
      <style:text-properties officeooo:rsid="002fda8c"/>
    </style:style>
    <style:style style:name="T17" style:family="text">
      <style:text-properties officeooo:rsid="00305e1b"/>
    </style:style>
    <style:style style:name="T18" style:family="text">
      <style:text-properties officeooo:rsid="0030fc8b"/>
    </style:style>
    <style:style style:name="T19" style:family="text">
      <style:text-properties officeooo:rsid="00326fba"/>
    </style:style>
    <style:style style:name="T20" style:family="text">
      <style:text-properties officeooo:rsid="003368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ógica Modal.</text:p>
      <text:p text:style-name="P8"/>
      <text:p text:style-name="P2"><text:span text:style-name="T1"><text:s text:c="6"/></text:span><text:span text:style-name="T7">\hspace{0.5cm} </text:span><text:span text:style-name="T1">Nesta seção apresentarei a lógica modal baseada na lógica proposicional. Mas primeiramente, o que é lógica modal? Lógica modal é o estudo das proposições modais e as relações lógicas entre elas. Proposições modais são proposições que enunciam a maneira com que o predicado convém ao sujeito. Exemplos de proposições modais:</text:span><text:span text:style-name="T7">\\</text:span></text:p>
      <text:p text:style-name="P2"><text:span text:style-name="T1"><text:tab/></text:span><text:span text:style-name="T7">\hspace{0.8cm}</text:span><text:span text:style-name="T1">É possível que irá chover amanhã.</text:span><text:span text:style-name="T7">\\</text:span></text:p>
      <text:p text:style-name="P2"><text:span text:style-name="T1"><text:tab/></text:span><text:span text:style-name="T7">\hspace{0.8cm}</text:span><text:span text:style-name="T1">É possível para seres humanos viajarem até marte.</text:span><text:span text:style-name="T7">\\</text:span></text:p>
      <text:p text:style-name="P2"><text:span text:style-name="T1"><text:tab/></text:span><text:span text:style-name="T7">\hspace{0.8cm}</text:span><text:span text:style-name="T1">Necessariamente está(é necessário que esteja) chovendo aqui agora ou não.</text:span><text:span text:style-name="T7">\\</text:span></text:p>
      <text:p text:style-name="P2"><text:span text:style-name="T1"><text:s text:c="7"/></text:span><text:span text:style-name="T7">\hspace{0.5cm}</text:span><text:span text:style-name="T1">Usarei aqui os dois operadores modais necessidade </text:span><text:span text:style-name="T4">e</text:span><text:span text:style-name="T1"> possibilidade. Quando uma asserção usa o operador da necessidade, ela é necessariamente verdadeira, ou seja, não existe um mundo, situação ou estado em que ela seja falsa. Por outro lado , uma asserção pode ser </text:span><text:span text:style-name="T2">possível, ou seja, existe pelo menos um mundo, <text:s/>situação ou estado em que a asserção é verdadeira e podendo haver outras em que ela seja falsa. </text:span><text:span text:style-name="T7">\\</text:span></text:p>
      <text:p text:style-name="P2"><text:span text:style-name="T2"><text:s text:c="7"/></text:span><text:span text:style-name="T7">\hspace{0.5cm}</text:span><text:span text:style-name="T2"> O operador modal da necessidade aqui será o </text:span><text:span text:style-name="T3">$\Box$, logo sendo uma fórmula $\varphi$, $\Box$$\varphi$ é uma nova fórmula que se lê $\varphi$ necessário, cuja fórmula é necessariamente verdadeira.</text:span><text:span text:style-name="T1"> </text:span><text:span text:style-name="T3">O operador modal para possibilidade é o $\Diamond$, daí seguindo o mesmo raciocínio, temos $\Diamond$$\varphi$ como uma nova fórmula tal que a asserção possui leitura $\varphi$ possível.</text:span><text:span text:style-name="T7">\\</text:span></text:p>
      <text:p text:style-name="P2"><text:span text:style-name="T3"><text:s text:c="5"/></text:span><text:span text:style-name="T7">\hspace{0.5cm}</text:span><text:span text:style-name="T3"> <text:s text:c="3"/>A lógica modal serve como base para outras lógicas, e consequentemente, possui interpretações diferentes para os símbolos modais </text:span><text:span text:style-name="T4">já </text:span><text:span text:style-name="T3">determinados, <text:s/></text:span><text:span text:style-name="T4">ou</text:span><text:span text:style-name="T3"> como em alguns casos, um </text:span><text:span text:style-name="T4">acréscimo</text:span><text:span text:style-name="T3"> de seus operadores modais. Cito aqui alguns exemplos para lógicas com base na lógica modal:</text:span><text:span text:style-name="T7">\\</text:span></text:p>
      <text:p text:style-name="P2"><text:span text:style-name="T3"><text:s text:c="9"/></text:span><text:span text:style-name="T7">\hspace{0.8cm}</text:span><text:span text:style-name="T3"> Lógica temporal, que é uma lógica que representa a veracidade das proposições com o passar do tempo, ou seja, uma asserção pode ser sempre verdadeira no futuro, ou alguma vez no futuro. A saber, temos o operador $\Box$, como o representante de “sempre no futuro” e o operador $\Diamond$ como o operador de “alguma vez no futuro”</text:span></text:p>
      <text:p text:style-name="P2"><text:span text:style-name="T3"><text:s text:c="7"/></text:span><text:span text:style-name="T7">\hspace{0.8cm}</text:span><text:span text:style-name="T3"> </text:span><text:span text:style-name="T4">Lógica doêntica, que é a lógica conhecida como lógica das obrigações e permissões. Neste caso, temos o operador modal $\Box$ representando uma asserção obrigatória, e temos o operador $\Diamond$ representando a asserção que é permitida.</text:span></text:p>
      <text:p text:style-name="P2"><text:span text:style-name="T4"><text:s text:c="10"/></text:span><text:span text:style-name="T7">\hspace{0.8cm}</text:span><text:span text:style-name="T4"> A lógica epistêmica, também conhecida como a lógica do conhecimento, é uma lógica em que os símbolos modais são interpretados da seguinte forma: $\Box$ representa a asserção que é conhecida, ou seja, um agente i sabe $\varphi$, que tem expressão na forma de $\Box$$_{i}$$\varphi$. Similarmente, um agente i acredita <text:s/>em $\varphi$, cuja expressão equivale a $\Diamond$$_{i}$$\varphi$. Os símbolos modais <text:s/>$\Box$ e $\Diamond$costumeiramente são substituídos por K e B respectivamente. K vem do inglês Knowledge (conhecimento) e B de Belief (crença,acreditar).</text:span></text:p>
      <text:p text:style-name="P10"/>
      <text:p text:style-name="P11">Sintaxe:</text:p>
      <text:p text:style-name="P11"/>
      <text:p text:style-name="P1"><text:span text:style-name="T4"><text:s text:c="10"/></text:span><text:span text:style-name="T20">\indent </text:span><text:span text:style-name="T5">Agora vou introduzir a sintaxe usada pela lógica modal proposicional. Irei faz</text:span><text:span text:style-name="T19">ê</text:span><text:span text:style-name="T5">-lo em dois passos: o primeiro é a definição do alfabeto e depois a li</text:span><text:span text:style-name="T6">n</text:span><text:span text:style-name="T5">guagem modal </text:span><text:span text:style-name="T6">induzida pelo alfabeto modal sobre o conjunto P.</text:span><text:span text:style-name="T9">\\</text:span></text:p>
      <text:p text:style-name="P1"><text:span text:style-name="T6"><text:s text:c="14"/></text:span><text:span text:style-name="T8">Seja P um conjunto não-vazio de fórmulas atômicas que pode ser <text:s/>finito para um n qualquer tal que P = {p$_{1}$,p$_{2}$,p$_{3}$,...,p$_{n}$} ou infinito tal que P = {p$_{i}$,p$_{i+1}$</text:span><text:span text:style-name="T8">,...}, para i $\geq$ 1, sendo que o mais importante é que os membros de P possam ser enumerados. Então temos como sintaxe da lógica modal:\\</text:span></text:p>
      <text:p text:style-name="P12"><text:span text:style-name="T19">\indent </text:span>Qualquer que seja p$_{i}$, tal que p{i}}{pertence}P, para <text:s/>i $\geq$ 1.\\</text:p>
      <text:p text:style-name="P12"><text:span text:style-name="T19">\indent </text:span>O simbolo da contradição $\perp$.\\</text:p>
      <text:p text:style-name="P3"><text:span text:style-name="T19">\\indent </text:span><text:span text:style-name="T8">Operadores lógicos binários : {implica},{or},{and}, </text:span><text:span text:style-name="T9">sendo implicação, disjunção e conjunção respectivamente.\\</text:span></text:p>
      <text:p text:style-name="P13"><text:span text:style-name="T19">\\indent </text:span>Os operadores modais {necessidade}(necessidade) e {possibilidade}(possibilidade).\\</text:p>
      <text:p text:style-name="P13"><text:soft-page-break/>Os símbolos auxiliares (,).\\</text:p>
      <text:p text:style-name="P15">Operador unário de negação {negação}.<text:span text:style-name="T19">\\</text:span></text:p>
      <text:p text:style-name="P13"><text:s text:c="13"/>Agora apresento a definição da linguagem modal induzida pelo alfabeto modal sobre o conjunto de fórmulas atômicas P. Seja FormM o cojunto de fórmulas da lógica modal, temos: \\</text:p>
      <text:p text:style-name="P4"><text:span text:style-name="T9">p$_{i}$ {pertence} FormM para qualquer pi {pertence} P, </text:span><text:span text:style-name="T8"><text:s/>i $\geq$ 1.</text:span><text:span text:style-name="T9">\\</text:span></text:p>
      <text:p text:style-name="P13">$\perp$ {pertence} FormM.\\</text:p>
      <text:p text:style-name="P4"><text:span text:style-name="T9">Seja as fórmulas: (fizinho {implica} fizinho'), (fizinho {and} fizinho'), </text:span><text:span text:style-name="T10">(fizinho {or} fizinho), {necessidade}fizinho, {possibilidade}fizinho. Todas essas fórmulas pertencem a FormM, quaisquer que sejam fizinho, fizinho'.\\</text:span><text:span text:style-name="T9"> </text:span></text:p>
      <text:p text:style-name="P13"/>
      <text:p text:style-name="P15">Semantica.</text:p>
      <text:p text:style-name="P15"/>
      <text:p text:style-name="P5"><text:span text:style-name="T10"><text:s text:c="15"/>Primeiramente irei apresentar </text:span><text:span text:style-name="T11">o modelo</text:span><text:span text:style-name="T10"> de kripke para apresentar a semântica. Um </text:span><text:span text:style-name="T11">modelo</text:span><text:span text:style-name="T10"> de Krikpe é uma tupla representada por (S,{pi},R) onde:\\</text:span></text:p>
      <text:p text:style-name="P5"><text:span text:style-name="T19">\indent </text:span><text:span text:style-name="T10">S é um conjunto não-vazio de estados ou mundos ou situações. Aqui tratarei como </text:span><text:span text:style-name="T11">estados</text:span><text:span text:style-name="T10">.\\</text:span></text:p>
      <text:p text:style-name="P15"><text:span text:style-name="T19">\indent </text:span>{pi} é uma função que atribui verdade ou <text:span text:style-name="T19">f</text:span>also para os átomos por estado. Aqui trataremos verdade ou falso como v ou f <text:span text:style-name="T19">respectivamente.</text:span>\\</text:p>
      <text:p text:style-name="P5"><text:span text:style-name="T19">\indent </text:span><text:span text:style-name="T10">S {implica} (p {implica} (v,f)).</text:span><text:span text:style-name="T11">\\</text:span></text:p>
      <text:p text:style-name="P5"><text:span text:style-name="T10">R</text:span><text:span text:style-name="T11">: Relacionamento ou possibilidades entre os estados. Seja Ri {contido} SxS onde (i=1,...,m).\\</text:span></text:p>
      <text:p text:style-name="P5"><text:span text:style-name="T11"><text:s text:c="11"/>Um mundo de kripke w consiste em uma tupla representada por um modelo de kripke e um estado s. O termo (s,t) {pertence} R$_{i}$ é interpretado da seguinte forma: Em um mundo (M,s), o agente i considera o mundo (M,t) como um mundo possível. </text:span><text:span text:style-name="T14">A relação entre s e t será tratada aqui como R(s,t).</text:span><text:span text:style-name="T11">\\</text:span></text:p>
      <text:p text:style-name="P16"/>
      <text:p text:style-name="P17">Satisfatibilidade:</text:p>
      <text:p text:style-name="P17"/>
      <text:p text:style-name="P17"><text:s text:c="14"/>Seja um mundo w = (M,s), s {pertence} S. A representação da satisfação de fizinho {pertence} FormM por um mundo w, é denotado por:\\</text:p>
      <text:p text:style-name="P17"><text:s text:c="20"/>M,s {satisfaz} fizinho\\</text:p>
      <text:p text:style-name="P17"><text:s/>e segui-se indutivamente as definições:</text:p>
      <text:p text:style-name="P6"><text:span text:style-name="T11">M,s {satisfaz} p </text:span><text:span text:style-name="T12">{sse} {pi}(s)(p) = v para p {pertence) P.\\</text:span></text:p>
      <text:p text:style-name="P18">M,s {satisfaz} fizinho {and} fizinho' {sse} M,s {satisfaz} fizinho e M,s {satisfaz} fizinho'.\\</text:p>
      <text:p text:style-name="P18">M,s {satisfaz) fizinho {or} fizinho' {sse} M,s {satisfaz} fizinho ou M,s {satisfaz} fizinho'.\\</text:p>
      <text:p text:style-name="P7"><text:span text:style-name="T12">M,s {satisfaz} fizinho {implica} fizinho' {sse} </text:span><text:span text:style-name="T13">M,s {nmodelo} </text:span><text:span text:style-name="T12"><text:s/></text:span><text:span text:style-name="T13">fizinho e M,s {satisfaz} fizinho' \footnote{definição alternativa: se M,s {satisfaz} fizinho, então M,s {satisfaz} fizinho'</text:span><text:span text:style-name="T14">}</text:span><text:span text:style-name="T13">. \\</text:span></text:p>
      <text:p text:style-name="P19">M,s {satisfaz} {negação} fizinho {sse} M,s {nmodelo} fizinho.\\</text:p>
      <text:p text:style-name="P20">M,s {satisfaz} {necessidade} fizinho se para cada M,t {satisfaz} fizinho, para t {pertence} S tal que </text:p>
      <text:p text:style-name="P20">R(s,t).\\</text:p>
      <text:p text:style-name="P20">M,s {satisfaz} {possibilidade}fizinho se existe t, tal que M,t {satisfaz} fizinho e R(s,t).\footnote{Quando digo R(s,t), afirmo que há uma relação de possibilidade do mundo s ao mundo t}.\\</text:p>
      <text:p text:style-name="P21"><text:span text:style-name="T15">M {satisfaz} fizinho se M,s {satisfaz} fizinho para todo s {pertence} S. Dizemos que M é um modelo para fizinho.\\</text:span></text:p>
      <text:p text:style-name="P21"><text:span text:style-name="T15">{satisfaz} fizinho (fizinho é válido) se M {satisfaz} fizinho para todo M.\\</text:span></text:p>
      <text:p text:style-name="P21"><text:span text:style-name="T15"/></text:p>
      <text:p text:style-name="P21"><text:span text:style-name="T15">“ fizinho é satisfatível {sse} {nmodelo} {negação}fizinho”.\\</text:span></text:p>
      <text:p text:style-name="P21"><text:span text:style-name="T15"/></text:p>
      <text:p text:style-name="P21"><text:span text:style-name="T15">Prova:</text:span><text:span text:style-name="T16">\\</text:span></text:p>
      <text:p text:style-name="P21"><text:span text:style-name="T15">{metaida}</text:span><text:span text:style-name="T16">\\</text:span></text:p>
      <text:p text:style-name="P21"><text:span text:style-name="T15">Por hipótese, fizinho é satisfatível. Logo existe um mundo w, onde w = (M,s), M um modelo qualquer e s um estado qualquer tal que s{pertence} S e S{contido} M, M,s {satisfaz} fizinho.\\</text:span></text:p>
      <text:p text:style-name="P21"><text:span text:style-name="T15">Por contradição, suponha que {satisfaz} {negação}fizinho, então </text:span><text:span text:style-name="T16">para todo </text:span><text:span text:style-name="T15">M, </text:span><text:span text:style-name="T16">M</text:span><text:span text:style-name="T15"> {satisfaz} fizinho. </text:span><text:soft-page-break/><text:span text:style-name="T15">Daí temos que existe um mundo w$_{1}$ = (M$_{1}$,t) tal que M$_{1}$,t {satisfaz} {negação} fizinho. Mas aí há uma contradição pois, por hipótese temos um mundo w tal que M,s {satisfaz} </text:span><text:span text:style-name="T16">fizinho. Logo {nmodelo} fizinho.\\</text:span></text:p>
      <text:p text:style-name="P22"><text:span text:style-name="T16">{metavolta}\\</text:span></text:p>
      <text:p text:style-name="P22"><text:span text:style-name="T16"/></text:p>
      <text:p text:style-name="P22"><text:span text:style-name="T16">Por hipótese, temos que {nmodelo}</text:span><text:span text:style-name="T17">{negação}</text:span><text:span text:style-name="T16">{fizinho}. Logo, não existe mundo w = (M,s), M um modelo qualquer e s um estado qualquer que M,s {satisfaz} fizinho.</text:span><text:span text:style-name="T17"> Por contradição, suponha que fizinho é insatisfatível. Então, para todo M, M {nmodelo} fizinho, ou seja, não existe um mundo w, w= (M,t), t {pertence} S, S{contido} M, tal que M,t {satisfaz} fizinho. </text:span><text:span text:style-name="T18">Então temos que M,t {nmodelo} fizinho. Contradição, pois, pela definição, se M,t {nmodelo} fizinho {sse} M,t {satisfaz} {negação} fizinho. </text:span></text:p>
      <text:p text:style-name="P19"/>
      <text:p text:style-name="P17"/>
      <text:p text:style-name="P15"/>
      <text:p text:style-name="P13"><text:s text:c="18"/></text:p>
      <text:p text:style-name="P13"/>
      <text:p text:style-name="P14"/>
      <text:p text:style-name="P14"/>
      <text:p text:style-name="P23"><text:s/></text:p>
      <text:p text:style-name="P9"><text:s text:c="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lton </meta:initial-creator>
    <meta:creation-date>2013-10-26T22:44:47</meta:creation-date>
    <dc:date>2013-10-28T22:01:53</dc:date>
    <dc:creator>nilton </dc:creator>
    <meta:editing-duration>PT04H34M38S</meta:editing-duration>
    <meta:editing-cycles>8</meta:editing-cycles>
    <meta:generator>BrOffice.org/3.2$Unix OpenOffice.org_project/320m19$Build-9505</meta:generator>
    <meta:document-statistic meta:table-count="0" meta:image-count="0" meta:object-count="0" meta:page-count="3" meta:paragraph-count="55" meta:word-count="1113" meta:character-count="7609"/>
  </office:meta>
</office:document-meta>
</file>